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text-position="0% 100%"/>
    </style:style>
    <style:style style:name="P2" style:family="paragraph" style:parent-style-name="Standard">
      <style:text-properties fo:color="#0000ff" style:text-position="0% 100%" style:font-name="Times" style:font-name-asian="Times1" style:font-name-complex="Times1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8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9" style:family="paragraph" style:parent-style-name="Standard" style:list-style-name="WWNum1">
      <style:paragraph-properties fo:margin-left="1in" fo:margin-right="0in" fo:text-indent="-0.25in" style:auto-text-indent="false"/>
    </style:style>
    <style:style style:name="P10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3752in"/>
          <style:tab-stop style:position="0.8752in"/>
        </style:tab-stops>
      </style:paragraph-properties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text-position="0% 100%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4" style:family="paragraph" style:parent-style-name="Standard">
      <style:paragraph-properties fo:margin-left="0in" fo:margin-right="0.0472in" fo:margin-top="0.028in" fo:margin-bottom="0in" loext:contextual-spacing="false" fo:line-height="100%" fo:text-indent="0in" style:auto-text-indent="false">
        <style:tab-stops>
          <style:tab-stop style:position="0.7882in"/>
        </style:tab-stops>
      </style:paragraph-properties>
    </style:style>
    <style:style style:name="P15" style:family="paragraph" style:parent-style-name="Standard">
      <style:paragraph-properties fo:margin-left="0in" fo:margin-right="0.25in" fo:text-indent="0in" style:auto-text-indent="false"/>
    </style:style>
    <style:style style:name="P16" style:family="paragraph" style:parent-style-name="Heading_20_1" style:list-style-name="WWNum4">
      <style:paragraph-properties fo:margin-left="0.25in" fo:margin-right="0in" fo:text-indent="-0.25in" style:auto-text-indent="false"/>
    </style:style>
    <style:style style:name="P17" style:family="paragraph" style:parent-style-name="Title" style:master-page-name="Standard">
      <style:paragraph-properties style:page-number="1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fo:font-variant="normal" fo:text-transform="none" fo:color="#0000ff" style:text-line-through-style="none" style:text-line-through-type="none" style:text-position="0% 100%" style:font-name="Times" fo:font-size="10pt" fo:font-style="normal" style:text-underline-style="none" fo:font-weight="normal" style:font-name-asian="Times1" style:font-size-asian="10pt" style:font-style-asian="normal" style:font-weight-asian="normal" style:font-name-complex="Times1" style:font-size-complex="10pt"/>
    </style:style>
    <style:style style:name="T4" style:family="text">
      <style:text-properties fo:color="#0000ff" style:font-name="Times" style:font-name-asian="Times1" style:font-name-complex="Times1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istema de propostas de aluguel</text:p>
      <text:p text:style-name="Title"><text:span text:style-name="T2">Architecture Notebook</text:span></text:p>
      <text:p text:style-name="P1"/>
      <text:p text:style-name="P2"/>
      <text:p text:style-name="P2"><text:bookmark text:name="_gjdgxs"/></text:p>
      <text:list xml:id="list1960368327" text:style-name="WWNum4">
        <text:list-item>
          <text:p text:style-name="P16">Propósito</text:p>
        </text:list-item>
      </text:list>
      <text:p text:style-name="Standard">Este documento descreve a filosofia, decisões, restrições, justificativas, elementos significativos e quaisquer outros aspectos abrangentes do sistema que moldam o design e a implementação.</text:p>
      <text:list xml:id="list162360203029947" text:continue-numbering="true" text:style-name="WWNum4">
        <text:list-item>
          <text:p text:style-name="P16">Objetivos da Arquitetura e filosofias</text:p>
        </text:list-item>
      </text:list>
      <text:p text:style-name="P3">Com a criação de um sistema que será usado por muitos usuários e deve estar manuseando propriedade econômica dos mesmo, esperasse a criação de uma arquitetura para o software que seja principalmente escalável e confiável. Como a aplicação final terá uma interface web e será hospedada na nuvem, não existem tantas preocupações relacionadas às necessidades de hardware, já que esse pode facilmente ser melhorado. </text:p>
      <text:p text:style-name="P3"/>
      <text:p text:style-name="P3">Dado que o sistema é inicialmente simples, espera-se da arquitetura que possa comportar facilmente novas <text:s/>funcionalidades e também a mudança das já existentes. Dessa forma, ter as regras de negócio separadas das interações com os usuário, tanto lógica quanto fisicamente, é extremamente necessário.</text:p>
      <text:list xml:id="list162361111238895" text:continue-numbering="true" text:style-name="WWNum4">
        <text:list-item>
          <text:p text:style-name="P16">Premissas e dependências<text:span text:style-name="T2"> </text:span></text:p>
        </text:list-item>
      </text:list>
      <text:p text:style-name="P3">Sabe-se que o grupo de desenvolvedores e gerente possuem experiência com desenvolvimento web utilizando arcabouços em Javascript e desenvolvimento usando a tecnologia Ruby-on-rails. </text:p>
      <text:p text:style-name="P3"/>
      <text:p text:style-name="P3">O sistema final será hospedado em plataforma online, portanto não existe preocupação atual com limitações físicas (capacidade da rede, hardware, etc…).</text:p>
      <text:p text:style-name="P3"/>
      <text:p text:style-name="P3">O sistema a ser desenvolvido será dividido em dois componentes principais, o front-end e o back-end. Para a criação do back-end, onde a lógica de negócio será criada e a interação com o banco de dados será feita, a metodologia usada será o Model-View-Controller. Para o desenvolvimento do front-end, onde estarão as lógicas de interação com usuário e a parte visual da aplicação </text:p>
      <text:list xml:id="list162359032714083" text:continue-numbering="true" text:style-name="WWNum4">
        <text:list-item>
          <text:p text:style-name="P16"><text:span text:style-name="T2">Architecturally significant requirements</text:span></text:p>
        </text:list-item>
      </text:list>
      <text:list xml:id="list1454901111" text:style-name="WWNum2">
        <text:list-item>
          <text:p text:style-name="P6"><text:a xlink:type="simple" xlink:href="https://pt.wikipedia.org/wiki/MVC" text:style-name="ListLabel_20_37" text:visited-style-name="ListLabel_20_37"><text:span text:style-name="T5">https://pt.wikipedia.org/wiki/MVC</text:span></text:a></text:p>
        </text:list-item>
        <text:list-item>
          <text:p text:style-name="P6"><text:a xlink:type="simple" xlink:href="https://github.com/eduardomoroni/react-clean-architecture" text:style-name="ListLabel_20_37" text:visited-style-name="ListLabel_20_37"><text:span text:style-name="T5">https://github.com/eduardomoroni/react-clean-architecture</text:span></text:a></text:p>
        </text:list-item>
      </text:list>
      <text:p text:style-name="P8"/>
      <text:list xml:id="list162360595748949" text:continue-list="list162359032714083" text:style-name="WWNum4">
        <text:list-item>
          <text:p text:style-name="P16"><text:span text:style-name="T2">Decisions, constraints, and justifications</text:span></text:p>
        </text:list-item>
      </text:list>
      <text:list xml:id="list2934801495" text:style-name="WWNum3">
        <text:list-item>
          <text:p text:style-name="P7">O sistema será dividido entre Front-end e back-end que se comunicarão por meio de mensagens http, devido a possibilidade da clara separação da lógica de negócio e interface do usuário. Essa separação também permite o uso de tecnologias distintas para implementação das especificidades do sistema e da parte visual da aplicação.</text:p>
        </text:list-item>
        <text:list-item>
          <text:p text:style-name="P7">O backend usará arquitetura Model-Controller, devido a experiência a priori da equipe e a grande disponibilidade de arcabouços backend que oferecem suporte a esta arquitetura. Esse módulo servirá como uma api usada pelo módulo de front-end.</text:p>
        </text:list-item>
        <text:list-item>
          <text:p text:style-name="P7">O frontend deve ser dividido entre camadas de visualização, apresentação e interação.</text:p>
        </text:list-item>
        <text:list-item>
          <text:p text:style-name="P7">A camada de interação é responsável pela interação com elementos externos ao frontend (backend, api 's externas).</text:p>
        </text:list-item>
        <text:list-item>
          <text:p text:style-name="P7">A camada de apresentação é responsável por receber resultados da camada de interação e criar interfaces específicas. Essa camada intermediária foi criada com o objetivo de isolar a lógica de interação com o usuário da lógica de comunicação com o backend. Ela é somente responsável por transformar a informação recebida da camada de interação de forma a facilitar o uso pela camada de visualização ou transformar a informação recebida da camada de visualização para ser enviada para a camada de interação.</text:p>
        </text:list-item>
        <text:list-item>
          <text:p text:style-name="P7">A camada de visualização é responsável por mostrar informações para o usuário e se adequar às interações do mesmo.</text:p>
        </text:list-item>
        <text:list-item>
          <text:p text:style-name="P7">Cada camada não deve depender diretamente de outra, todas devem ter interfaces específicas e cabe as implementações de cada camada se adequarem as interfaces. Dessa forma, dada a necessidade de mudança em uma camada, contanto que essa não altere as interfaces especificadas, não necessitará nenhuma mudança em outras camadas.</text:p>
        </text:list-item>
        <text:list-item>
          <text:p text:style-name="P7">Nenhuma comunicação a funcionalidades externas ao módulo de front end deve ser feita fora da camada de interação.</text:p>
        </text:list-item>
        <text:list-item>
          <text:p text:style-name="P7">A camada de visualização não deve necessitar de fazer mudanças nas informações recebidas pela camada superior.</text:p>
        </text:list-item>
        <text:list-item>
          <text:p text:style-name="P7">A camada de apresentação, por ser a camada intermediária, pode estar usando arcabouços para melhorar a performance do sistema (cache das informações, cálculos otimizados).</text:p>
        </text:list-item>
        <text:list-item>
          <text:p text:style-name="P7">A criação de pontos de acesso do backend se dará conforme a necessidade do frontend.</text:p>
        </text:list-item>
      </text:list>
      <text:list xml:id="list162359414448513" text:continue-list="list162360595748949" text:style-name="WWNum4">
        <text:list-item>
          <text:p text:style-name="P16">Mecanismos arquiteturais</text:p>
        </text:list-item>
      </text:list>
      <text:p text:style-name="Heading_20_2">Model-Controller</text:p>
      <text:p text:style-name="Standard"><text:tab/>Arquitetura que será usada pelo módulo de backend da aplicação. Tem o propósito de separar o banco de dados em entidades, cujas regras serão separadas da lógica de comunicação com o exterior, que será implementado pelo controller. Possui dois elementos principais:</text:p>
      <text:list xml:id="list2404772115" text:style-name="WWNum1">
        <text:list-item>
          <text:p text:style-name="P9">Model: Responsável pela implementação de regras específicas de cada entidade do banco de dados, assim como a comunicação (recebimento e escrita de informação).</text:p>
        </text:list-item>
        <text:list-item>
          <text:p text:style-name="P9">Controller: Responsável por recuperar informações disponibilizadas pelas Models e criar uma interface de comunicação com elementos externos ao módulo.</text:p>
        </text:list-item>
      </text:list>
      <text:p text:style-name="Heading_20_2"><text:bookmark text:name="_d2fz9wql194o"/>Camada de Interação</text:p>
      <text:p text:style-name="Standard"><text:tab/>Propósito desse mecanismo é proporcionar a ligação entre os módulos de backend e frontend. Deve ser implementado no frontend. Essa camada se utilizará de requisições http para comunicação com a api externa fornecida pelo backend ou outras exteriores. </text:p>
      <text:p text:style-name="Heading_20_2">Backend e Frontend</text:p>
      <text:p text:style-name="Standard"><text:tab/>Módulos principais da aplicação. Divisão física dos módulos responsáveis pela implementação de regras de negócio e apresentação de informação para o usuário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25in" fo:margin-right="0in" fo:margin-top="0.0835in" fo:margin-bottom="0.0417in" loext:contextual-spacing="false" fo:line-height="100%" fo:orphans="0" fo:widows="0" fo:text-indent="-0.25in" style:auto-text-indent="false" fo:keep-with-next="always"/>
      <style:text-properties style:text-position="0% 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25in" fo:margin-right="0in" fo:margin-top="0.0835in" fo:margin-bottom="0.0417in" loext:contextual-spacing="false" fo:line-height="100%" fo:orphans="0" fo:widows="0" fo:text-indent="0in" style:auto-text-indent="false" fo:keep-with-next="always"/>
      <style:text-properties style:text-position="0% 100%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0835in" fo:margin-bottom="0.0417in" loext:contextual-spacing="false" fo:line-height="100%" fo:orphans="0" fo:widows="0" fo:text-indent="0in" style:auto-text-indent="false" fo:keep-with-next="always"/>
      <style:text-properties style:text-position="0% 100%" style:font-name="Arial" fo:font-family="Arial" style:font-family-generic="roman" style:font-pitch="variable" fo:font-size="10pt" fo:font-style="italic" fo:font-weight="normal" style:font-name-asian="Arial1" style:font-family-asian="Arial" style:font-family-generic-asian="system" style:font-pitch-asian="variable" style:font-size-asian="10pt" style:font-style-asian="italic" style:font-weight-asian="normal" style:font-name-complex="Arial1" style:font-family-complex="Arial" style:font-family-generic-complex="system" style:font-pitch-complex="variable" style:font-size-complex="1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0835in" fo:margin-bottom="0.0417in" loext:contextual-spacing="false" fo:line-height="100%" fo:orphans="0" fo:widows="0" fo:text-indent="0in" style:auto-text-indent="false" fo:keep-with-next="always"/>
      <style:text-properties style:text-position="0% 100%" style:font-name="Arial" fo:font-family="Arial" style:font-family-generic="roman" style:font-pitch="variable" fo:font-size="10pt" fo:font-weight="normal" style:font-name-asian="Arial1" style:font-family-asian="Arial" style:font-family-generic-asian="system" style:font-pitch-asian="variable" style:font-size-asian="10pt" style:font-weight-asian="normal" style:font-name-complex="Arial1" style:font-family-complex="Arial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2in" fo:margin-right="0in" fo:margin-top="0.1665in" fo:margin-bottom="0.0417in" loext:contextual-spacing="false" fo:line-height="100%" fo:orphans="0" fo:widows="0" fo:text-indent="0in" style:auto-text-indent="false"/>
      <style:text-properties style:text-position="0% 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in" fo:margin-right="0in" fo:margin-top="0.1665in" fo:margin-bottom="0.0417in" loext:contextual-spacing="false" fo:line-height="100%" fo:orphans="0" fo:widows="0" fo:text-indent="0in" style:auto-text-indent="false"/>
      <style:text-properties style:text-position="0% 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text-align="center" style:justify-single-word="false" fo:orphans="0" fo:widows="0"/>
      <style:text-properties style:text-position="0% 100%" style:font-name="Arial" fo:font-family="Arial" style:font-family-generic="roman" style:font-pitch="variable" fo:font-size="18pt" fo:font-weight="bold" style:font-name-asian="Arial1" style:font-family-asian="Arial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orphans="0" fo:widows="0"/>
      <style:text-properties style:text-position="0% 100%" style:font-name="Arial" fo:font-family="Arial" style:font-family-generic="roman" style:font-pitch="variable" fo:font-size="18pt" fo:font-style="italic" style:font-name-asian="Arial1" style:font-family-asian="Arial" style:font-family-generic-asian="system" style:font-pitch-asian="variable" style:font-size-asian="18pt" style:font-style-asian="italic" style:font-name-complex="Arial1" style:font-family-complex="Arial" style:font-family-generic-complex="system" style:font-pitch-complex="variable" style:font-size-complex="1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000000"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text-position="0% 100%"/>
    </style:style>
    <style:style style:name="ListLabel_20_29" style:display-name="ListLabel 29" style:family="text">
      <style:text-properties style:text-position="0% 100%"/>
    </style:style>
    <style:style style:name="ListLabel_20_30" style:display-name="ListLabel 30" style:family="text">
      <style:text-properties style:text-position="0% 100%"/>
    </style:style>
    <style:style style:name="ListLabel_20_31" style:display-name="ListLabel 31" style:family="text">
      <style:text-properties style:text-position="0% 100%"/>
    </style:style>
    <style:style style:name="ListLabel_20_32" style:display-name="ListLabel 32" style:family="text">
      <style:text-properties style:text-position="0% 100%"/>
    </style:style>
    <style:style style:name="ListLabel_20_33" style:display-name="ListLabel 33" style:family="text">
      <style:text-properties style:text-position="0% 100%"/>
    </style:style>
    <style:style style:name="ListLabel_20_34" style:display-name="ListLabel 34" style:family="text">
      <style:text-properties style:text-position="0% 100%"/>
    </style:style>
    <style:style style:name="ListLabel_20_35" style:display-name="ListLabel 35" style:family="text">
      <style:text-properties style:text-position="0% 100%"/>
    </style:style>
    <style:style style:name="ListLabel_20_36" style:display-name="ListLabel 36" style:family="text">
      <style:text-properties style:text-position="0% 100%"/>
    </style:style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6375in" fo:margin-left="0in" fo:margin-top="0in" fo:margin-bottom="0in" table:align="left"/>
    </style:style>
    <style:style style:name="Table1.A" style:family="table-column">
      <style:table-column-properties style:column-width="4.4299in"/>
    </style:style>
    <style:style style:name="Table1.B" style:family="table-column">
      <style:table-column-properties style:column-width="2.206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99in" fo:padding-right="0.075in" fo:padding-top="0in" fo:padding-bottom="0in" fo:border="0.75pt solid #000000"/>
    </style:style>
    <style:style style:name="Table1.2" style:family="table-row">
      <style:table-row-properties style:min-row-height="0.1694in" fo:keep-together="auto"/>
    </style:style>
    <style:style style:name="Table2" style:family="table">
      <style:table-properties style:width="6.5875in" fo:margin-left="0in" fo:margin-top="0in" fo:margin-bottom="0in" table:align="left"/>
    </style:style>
    <style:style style:name="Table2.A" style:family="table-column">
      <style:table-column-properties style:column-width="2.195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99in" fo:padding-right="0.075in" fo:padding-top="0in" fo:padding-bottom="0in" fo:border="none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text-position="0% 100%"/>
    </style:style>
    <style:style style:name="MP2" style:family="paragraph" style:parent-style-name="Standard">
      <style:paragraph-properties fo:margin-left="0in" fo:margin-right="0.0472in" fo:margin-top="0.028in" fo:margin-bottom="0in" loext:contextual-spacing="false" fo:line-height="100%" fo:text-indent="0in" style:auto-text-indent="false">
        <style:tab-stops>
          <style:tab-stop style:position="0.7882in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5" style:family="paragraph" style:parent-style-name="Standard">
      <style:paragraph-properties fo:margin-left="0in" fo:margin-right="0.25in" fo:text-indent="0in" style:auto-text-indent="false"/>
    </style:style>
    <style:style style:name="MP6" style:family="paragraph" style:parent-style-name="Standard">
      <style:paragraph-properties fo:text-align="center" style:justify-single-word="false"/>
    </style:style>
    <style:style style:name="MP7" style:family="paragraph" style:parent-style-name="Standard">
      <style:paragraph-properties fo:text-align="end" style:justify-single-word="false"/>
    </style:style>
    <style:style style:name="MT1" style:family="text">
      <style:text-properties style:text-position="0% 100%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Standard">Sistema de propostas de aluguel</text:p>
            </table:table-cell>
            <table:table-cell table:style-name="Table1.A1" office:value-type="string">
              <text:p text:style-name="MP2"><text:span text:style-name="MT1"><text:s/></text:span></text:p>
            </table:table-cell>
          </table:table-row>
          <table:table-row table:style-name="Table1.2">
            <table:table-cell table:style-name="Table1.A1" office:value-type="string">
              <text:p text:style-name="Standard"><text:span text:style-name="MT1">Architecture Notebook</text:span></text:p>
            </table:table-cell>
            <table:table-cell table:style-name="Table1.A1" office:value-type="string">
              <text:p text:style-name="Standard"><text:span text:style-name="MT1"><text:s text:c="2"/>Date: <text:s/></text:span>30<text:span text:style-name="MT1">/</text:span>04<text:span text:style-name="MT1">/</text:span>2021</text:p>
            </table:table-cell>
          </table:table-row>
        </table:table>
        <text:p text:style-name="MP3"/>
      </style:header>
      <style:footer>
        <text:p text:style-name="MP4"/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5"><text:span text:style-name="MT1">Confidential</text:span></text:p>
            </table:table-cell>
            <table:table-cell table:style-name="Table2.A1" office:value-type="string">
              <text:p text:style-name="MP6"><text:span text:style-name="MT1">©&lt;Company Name&gt;, 20</text:span>21</text:p>
            </table:table-cell>
            <table:table-cell table:style-name="Table2.A1" office:value-type="string">
              <text:p text:style-name="MP7"><text:span text:style-name="MT1">Page </text:span><text:page-number text:select-page="current">0</text:page-number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1" meta:paragraph-count="42" meta:word-count="789" meta:character-count="5291" meta:non-whitespace-character-count="4551"/>
    <meta:generator>LibreOfficeDev/6.0.5.2$Linux_X86_64 LibreOffice_project/</meta:generator>
  </office:meta>
</office:document-meta>
</file>